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Schlecht" style:data-style-name="N0">
      <style:table-cell-properties fo:background-color="#FFC7CE"/>
      <style:text-properties fo:color="#9C0006"/>
    </style:style>
    <style:style style:name="ce10" style:family="table-cell" style:parent-style-name="Schlecht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1" style:family="table-cell" style:parent-style-name="Schlecht" style:data-style-name="N0">
      <style:table-cell-properties style:vertical-align="automatic" fo:background-color="#FFC7CE"/>
      <style:text-properties fo:color="#9C0006"/>
    </style:style>
    <style:style style:name="co1" style:family="table-column">
      <style:table-column-properties fo:break-before="auto" style:column-width="11.4564583333333cm"/>
    </style:style>
    <style:style style:name="co2" style:family="table-column">
      <style:table-column-properties fo:break-before="auto" style:column-width="15.107708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8.9995833333333cm"/>
    </style:style>
    <style:style style:name="co5" style:family="table-column">
      <style:table-column-properties fo:break-before="auto" style:column-width="6.69395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2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Preis inkl MwST.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Artikelnummer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table:style-name="ce2">
            <text:p>Weather Balloon 1600</text:p>
          </table:table-cell>
          <table:table-cell office:value-type="string" table:style-name="ce2">
            <text:p>Ballon</text:p>
          </table:table-cell>
          <table:table-cell office:value-type="float" office:value="189" table:style-name="ce3">
            <text:p>189</text:p>
          </table:table-cell>
          <table:table-cell office:value-type="string" table:style-name="ce2">
            <text:p>https://www.stratoflights.com/en/shop/wetterballon/</text:p>
          </table:table-cell>
          <table:table-cell office:value-type="float" office:value="100150" table:style-name="ce3">
            <text:p>1001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achute 2500</text:p>
          </table:table-cell>
          <table:table-cell office:value-type="string" table:style-name="ce2">
            <text:p>Fallschirm</text:p>
          </table:table-cell>
          <table:table-cell office:value-type="float" office:value="49.95" table:style-name="ce3">
            <text:p>49,95</text:p>
          </table:table-cell>
          <table:table-cell office:value-type="string" table:style-name="ce2">
            <text:p>https://www.stratoflights.com/en/shop/fallschirm/</text:p>
          </table:table-cell>
          <table:table-cell office:value-type="float" office:value="100100" table:style-name="ce3">
            <text:p>10010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table:style-name="ce2">
            <text:p>Raspberry Pi Zero v1.3</text:p>
          </table:table-cell>
          <table:table-cell office:value-type="string" table:style-name="ce2">
            <text:p>NanoPi zero w</text:p>
          </table:table-cell>
          <table:table-cell office:value-type="float" office:value="10.95" table:style-name="ce3">
            <text:p>10,95</text:p>
          </table:table-cell>
          <table:table-cell office:value-type="string" table:style-name="ce4">
            <text:p><text:a xlink:href="https://www.sertronics-shop.de/Raspberry-PiCo/Raspberry-Pi-Zero/BoardsKits/Raspberry-Pi-Zero-W/">https://www.sertronics-shop.de/Raspberry-PiCo/Raspberry-Pi-Zero/BoardsKits/Raspberry-Pi-Zero-W/</text:a></text:p>
          </table:table-cell>
          <table:table-cell office:value-type="string" table:style-name="ce2">
            <text:p>RPIZW-SA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mera für Raspberry Pi Zero</text:p>
          </table:table-cell>
          <table:table-cell office:value-type="string" table:style-name="ce2">
            <text:p>PiCam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2">
            <text:p><text:a xlink:href="https://www.sertronics-shop.de/Raspberry-PiCo/Raspberry-Pi-Zero/Erweiterungsboards-/-Displays-/-Kameras/Kamera-fuer-Raspberry-Pi-Zero/">https://www.sertronics-shop.de/Raspberry-PiCo/Raspberry-Pi-Zero/Erweiterungsboards-/-Displays-/-Kameras/Kamera-fuer-Raspberry-Pi-Zero/</text:a></text:p>
          </table:table-cell>
          <table:table-cell office:value-type="string" table:style-name="ce2">
            <text:p>RPIZ-CA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mera für Raspberry Pi Zero</text:p>
          </table:table-cell>
          <table:table-cell office:value-type="string" table:style-name="ce2">
            <text:p>PiCam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2">
            <text:p>https://www.sertronics-shop.de/Raspberry-PiCo/Raspberry-Pi-Zero/Erweiterungsboards-/-Displays-/-Kameras/Kamera-fuer-Raspberry-Pi-Zero/</text:p>
          </table:table-cell>
          <table:table-cell office:value-type="string" table:style-name="ce2">
            <text:p>RPIZ-CAM</text:p>
          </table:table-cell>
          <table:table-cell table:number-columns-repeated="16379"/>
        </table:table-row>
        <table:table-row table:style-name="ro1">
          <table:table-cell table:style-name="ce7"/>
          <table:table-cell office:value-type="string" table:style-name="ce1">
            <text:p>Kabel</text:p>
          </table:table-cell>
          <table:table-cell office:value-type="float" office:value="2.9" table:style-name="ce8">
            <text:p>2,9</text:p>
          </table:table-cell>
          <table:table-cell office:value-type="string" table:style-name="ce7">
            <text:p>https://www.sertronics-shop.de/Raspberry-PiCo/Raspberry-Pi/KabelAdapter/GPIO-/-CSI-/-DSI-Kabel/40pin-Jumper-/-Dupont-Kabel-Male--Male-trennbar/</text:p>
          </table:table-cell>
          <table:table-cell office:value-type="string" table:style-name="ce7">
            <text:p>DUPONT-MM</text:p>
          </table:table-cell>
          <table:table-cell table:number-columns-repeated="16379" table:style-name="ce7"/>
        </table:table-row>
        <table:table-row table:style-name="ro1">
          <table:table-cell table:style-name="ce7"/>
          <table:table-cell table:style-name="ce1"/>
          <table:table-cell table:style-name="ce8"/>
          <table:table-cell table:number-columns-repeated="16381" table:style-name="ce7"/>
        </table:table-row>
        <table:table-row table:style-name="ro1">
          <table:table-cell office:value-type="string" table:style-name="ce2">
            <text:p>Barometric Pressure Sensor - BMP180 Breakout</text:p>
          </table:table-cell>
          <table:table-cell office:value-type="string" table:style-name="ce2">
            <text:p>Drucksensor mit Temperatursensor</text:p>
          </table:table-cell>
          <table:table-cell office:value-type="float" office:value="12.04" table:style-name="ce3">
            <text:p>12,04</text:p>
          </table:table-cell>
          <table:table-cell office:value-type="string" table:style-name="ce4">
            <text:p><text:a xlink:href="https://www.antratek.de/barometric-pressure-sensor-bmp180">https://www.antratek.de/barometric-pressure-sensor-bmp180</text:a></text:p>
          </table:table-cell>
          <table:table-cell office:value-type="string" table:style-name="ce2">
            <text:p>SFE118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umidity and Temperature Sensor Breakout - Si7021</text:p>
          </table:table-cell>
          <table:table-cell office:value-type="string" table:style-name="ce2">
            <text:p>Feuchtigkeitsmesser mit Temperatursensor</text:p>
          </table:table-cell>
          <table:table-cell office:value-type="float" office:value="8.41" table:style-name="ce3">
            <text:p>8,41</text:p>
          </table:table-cell>
          <table:table-cell office:value-type="string" table:style-name="ce4">
            <text:p><text:a xlink:href="https://www.antratek.de/humidity-and-temperature-sensor-breakout-si7021">https://www.antratek.de/humidity-and-temperature-sensor-breakout-si7021</text:a></text:p>
          </table:table-cell>
          <table:table-cell office:value-type="string" table:style-name="ce2">
            <text:p>SFE1376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MU 9DoF - MPU-9250 Breakout</text:p>
          </table:table-cell>
          <table:table-cell office:value-type="string" table:style-name="ce2">
            <text:p>Beschleunigungsmesser, Drehratenmesser und Magnetometer</text:p>
          </table:table-cell>
          <table:table-cell office:value-type="float" office:value="18.09" table:style-name="ce3">
            <text:p>18,09</text:p>
          </table:table-cell>
          <table:table-cell office:value-type="string" table:style-name="ce4">
            <text:p><text:a xlink:href="https://www.antratek.de/9-degrees-of-freedom-mpu-9250-breakout">https://www.antratek.de/9-degrees-of-freedom-mpu-9250-breakout</text:a></text:p>
          </table:table-cell>
          <table:table-cell office:value-type="string" table:style-name="ce2">
            <text:p>SFE137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V Sensor Breakout - ML8511</text:p>
          </table:table-cell>
          <table:table-cell office:value-type="string" table:style-name="ce2">
            <text:p>UV Sensor</text:p>
          </table:table-cell>
          <table:table-cell office:value-type="float" office:value="15.67" table:style-name="ce3">
            <text:p>15,67</text:p>
          </table:table-cell>
          <table:table-cell office:value-type="string" table:style-name="ce4">
            <text:p><text:a xlink:href="https://www.antratek.de/uv-sensor-breakout-ml8511">https://www.antratek.de/uv-sensor-breakout-ml8511</text:a></text:p>
          </table:table-cell>
          <table:table-cell office:value-type="string" table:style-name="ce2">
            <text:p>SFE127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mperature Sensor - Waterproof (DS18B20)</text:p>
          </table:table-cell>
          <table:table-cell office:value-type="string" table:style-name="ce2">
            <text:p>Haupt/Außen Temperatursensor</text:p>
          </table:table-cell>
          <table:table-cell office:value-type="float" office:value="12.04" table:style-name="ce3">
            <text:p>12,04</text:p>
          </table:table-cell>
          <table:table-cell office:value-type="string" table:style-name="ce4">
            <text:p><text:a xlink:href="https://www.antratek.de/temperature-sensor-waterproof-ds18b20">https://www.antratek.de/temperature-sensor-waterproof-ds18b20</text:a></text:p>
          </table:table-cell>
          <table:table-cell office:value-type="string" table:style-name="ce2">
            <text:p>SFE110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DS 1115 16 bit ADC</text:p>
          </table:table-cell>
          <table:table-cell office:value-type="string" table:style-name="ce2">
            <text:p>Analog-Digital Wandler für UV-Sensor</text:p>
          </table:table-cell>
          <table:table-cell office:value-type="float" office:value="18.09" table:style-name="ce5">
            <text:p>18,09</text:p>
          </table:table-cell>
          <table:table-cell office:value-type="string" table:style-name="ce2">
            <text:p>https://www.antratek.de/ads1115-16-bit-adc-4-channel-with-pga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9">
            <text:p>NEO-6M GPS Modul Flight GY-GPS6MV2</text:p>
          </table:table-cell>
          <table:table-cell office:value-type="string" table:style-name="ce9">
            <text:p>GPS Empfänger</text:p>
          </table:table-cell>
          <table:table-cell office:value-type="float" office:value="7.99" table:style-name="ce10">
            <text:p>7,99</text:p>
          </table:table-cell>
          <table:table-cell office:value-type="string" table:style-name="ce11">
            <text:p><text:a xlink:href="https://www.amazon.de/MagiDeal-GY-NEO6MV2-NEO-6M-Control-Arduino/dp/B01KHA8784/ref=sr_1_fkmr0_1?s=industrial&amp;ie=UTF8&amp;qid=1507194077&amp;sr=1-1-fkmr0">https://www.amazon.de/MagiDeal-GY-NEO6MV2-NEO-6M-Control-Arduino/dp/B01KHA8784/ref=sr_1_fkmr0_1?s=industrial&amp;ie=UTF8&amp;qid=1507194077&amp;sr=1-1-fkmr0</text:a></text:p>
          </table:table-cell>
          <table:table-cell office:value-type="string" table:style-name="ce10">
            <text:p>B01KHA8784</text:p>
          </table:table-cell>
          <table:table-cell table:number-columns-repeated="16379" table:style-name="ce9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6">
            <text:p>Sum =</text:p>
          </table:table-cell>
          <table:table-cell office:value-type="float" office:value="366.84000000000003" table:formula="of:=[.C8]+[.C9]+[.C10]+[.C11]+[.C13]+[.C14]+[.C15]+[.C16]+[.C17]+[.C19]+[.C6]+[.C4]+[.C3]" table:style-name="ce3">
            <text:p>366,84</text:p>
          </table:table-cell>
          <table:table-cell table:number-columns-repeated="16381" table:style-name="ce2"/>
        </table:table-row>
        <table:table-row table:number-rows-repeated="5"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Excel_32_Built-in_32_Heading_32_1" style:display-name="Excel Built-in 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Excel_32_Built-in_32_Heading_32_2" style:display-name="Excel Built-in 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Excel_32_Built-in_32_Note" style:display-name="Excel Built-in 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0" style:display-name="Heading (user)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.14370078740157in" fo:margin-bottom="1.1437007874015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kt</meta:initial-creator>
    <dc:creator>kt</dc:creator>
    <meta:creation-date>2015-06-05T18:17:20Z</meta:creation-date>
    <dc:date>2017-10-07T15:12:50Z</dc:date>
    <meta:editing-cycles>3</meta:editing-cycles>
    <meta:editing-duration>PT323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